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9mm"/>
    </style:style>
    <style:style style:name="co2" style:family="table-column">
      <style:table-column-properties fo:break-before="auto" style:column-width="138.2mm"/>
    </style:style>
    <style:style style:name="co3" style:family="table-column">
      <style:table-column-properties fo:break-before="auto" style:column-width="25.63mm"/>
    </style:style>
    <style:style style:name="co4" style:family="table-column">
      <style:table-column-properties fo:break-before="auto" style:column-width="26.55mm"/>
    </style:style>
    <style:style style:name="co5" style:family="table-column">
      <style:table-column-properties fo:break-before="auto" style:column-width="26.0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04.1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6.07mm"/>
    </style:style>
    <style:style style:name="co10" style:family="table-column">
      <style:table-column-properties fo:break-before="auto" style:column-width="28.77mm"/>
    </style:style>
    <style:style style:name="co11" style:family="table-column">
      <style:table-column-properties fo:break-before="auto" style:column-width="41.06mm"/>
    </style:style>
    <style:style style:name="co12" style:family="table-column">
      <style:table-column-properties fo:break-before="auto" style:column-width="34.43mm"/>
    </style:style>
    <style:style style:name="co13" style:family="table-column">
      <style:table-column-properties fo:break-before="auto" style:column-width="30.13mm"/>
    </style:style>
    <style:style style:name="co14" style:family="table-column">
      <style:table-column-properties fo:break-before="auto" style:column-width="38.81mm"/>
    </style:style>
    <style:style style:name="co15" style:family="table-column">
      <style:table-column-properties fo:break-before="auto" style:column-width="52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3" style:family="table-cell" style:parent-style-name="Default" style:data-style-name="N11"/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36" style:family="table-cell" style:parent-style-name="Default" style:data-style-name="N36"/>
    <style:style style:name="ce37" style:family="table-cell" style:parent-style-name="Default" style:data-style-name="N0"/>
    <style:style style:name="ce38" style:family="table-cell" style:parent-style-name="Default">
      <style:table-cell-properties fo:background-color="#729fcf"/>
    </style:style>
    <style:style style:name="ce39" style:family="table-cell" style:parent-style-name="Default" style:data-style-name="N36">
      <style:table-cell-properties fo:background-color="#81d41a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fo:wrap-option="wrap" fo:border="0.06pt solid #000000"/>
      <style:text-properties fo:hyphenate="tru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5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mm"/>
    </style:style>
    <style:style style:name="ce46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8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36">
      <style:table-cell-properties fo:background-color="#729fcf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37"/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mem - calculo - Tempo ficto 17% já no valor do temp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ce34" table:number-columns-spanned="2" table:number-rows-spanned="1"/>
          <table:covered-table-cell/>
          <table:table-cell/>
          <table:table-cell table:style-name="ce3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35"/>
          <table:table-cell table:number-columns-repeated="3"/>
        </table:table-row>
        <table:table-row table:style-name="ro1">
          <table:table-cell office:value-type="string" calcext:value-type="string">
            <text:p>a)</text:p>
          </table:table-cell>
          <table:table-cell office:value-type="string" calcext:value-type="string">
            <text:p>Tempo de contribuição (tempo em dias)</text:p>
          </table:table-cell>
          <table:table-cell office:value-type="float" office:value="12775" calcext:value-type="float">
            <text:p>12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)</text:p>
          </table:table-cell>
          <table:table-cell office:value-type="string" calcext:value-type="string">
            <text:p>Data referência para contagem de tempo restante com pedágio</text:p>
          </table:table-cell>
          <table:table-cell table:style-name="ce36" office:value-type="date" office:date-value="1998-12-17" calcext:value-type="date">
            <text:p>17/12/1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)</text:p>
          </table:table-cell>
          <table:table-cell office:value-type="string" calcext:value-type="string">
            <text:p>Tempo de contribuição até 16.12.1998 (averbado e MPRN)</text:p>
          </table:table-cell>
          <table:table-cell table:style-name="ce37" office:value-type="float" office:value="5553" calcext:value-type="float">
            <text:p>55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)</text:p>
          </table:table-cell>
          <table:table-cell office:value-type="string" calcext:value-type="string">
            <text:p>Licença-prêmio anterior a 16.12.19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)</text:p>
          </table:table-cell>
          <table:table-cell office:value-type="string" calcext:value-type="string">
            <text:p>Tempo de contribuição até 16.12.1998 (averbado, ficto e MP)</text:p>
          </table:table-cell>
          <table:table-cell table:style-name="ce38" table:formula="of:=SUM([.C6:.C7])" office:value-type="float" office:value="5553" calcext:value-type="float">
            <text:p>55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)</text:p>
          </table:table-cell>
          <table:table-cell office:value-type="string" calcext:value-type="string">
            <text:p>Tempo restante a partir de 17.12.1998 (a – e)</text:p>
          </table:table-cell>
          <table:table-cell table:formula="of:=([.C4]-[.C10])" office:value-type="float" office:value="7222" calcext:value-type="float">
            <text:p>7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)</text:p>
          </table:table-cell>
          <table:table-cell table:style-name="ce33" office:value-type="string" calcext:value-type="string">
            <text:p>Pedágio sobre tempo restante (20% x e)</text:p>
          </table:table-cell>
          <table:table-cell table:formula="of:=[.C11]*0.2" office:value-type="float" office:value="1444.4" calcext:value-type="float">
            <text:p>1444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)</text:p>
          </table:table-cell>
          <table:table-cell table:style-name="ce33" office:value-type="string" calcext:value-type="string">
            <text:p>Tempo restante para abono de permanência (f + h)</text:p>
          </table:table-cell>
          <table:table-cell table:formula="of:=[.C12]+[.C11]" office:value-type="float" office:value="8666.4" calcext:value-type="float">
            <text:p>8666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)</text:p>
          </table:table-cell>
          <table:table-cell office:value-type="string" calcext:value-type="string">
            <text:p>Tempo total de contribuição para abono de permanência (a + h)</text:p>
          </table:table-cell>
          <table:table-cell table:formula="of:=([.C12]+[.C4])" office:value-type="float" office:value="14219.4" calcext:value-type="float">
            <text:p>14219,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)</text:p>
          </table:table-cell>
          <table:table-cell office:value-type="string" calcext:value-type="string">
            <text:p>Data de início do abono de permanência</text:p>
          </table:table-cell>
          <table:table-cell table:style-name="ce39" table:formula="of:=[.C5]+[.C13]" office:value-type="date" office:date-value="2022-09-08T09:36:00" calcext:value-type="date">
            <text:p>08/09/2022</text:p>
          </table:table-cell>
          <table:table-cell table:number-columns-repeated="3"/>
        </table:table-row>
      </table:table>
      <table:table table:name="Homem - calculo - Calculando o Tempo ficto 17%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40"/>
          <table:table-cell table:style-name="ce41"/>
        </table:table-row>
        <table:table-row table:style-name="ro1">
          <table:table-cell office:value-type="string" calcext:value-type="string">
            <text:p>a)</text:p>
          </table:table-cell>
          <table:table-cell office:value-type="string" calcext:value-type="string">
            <text:p>Tempo de contribuição (tempo em dias)</text:p>
          </table:table-cell>
          <table:table-cell office:value-type="float" office:value="12775" calcext:value-type="float">
            <text:p>12775</text:p>
          </table:table-cell>
        </table:table-row>
        <table:table-row table:style-name="ro1">
          <table:table-cell office:value-type="string" calcext:value-type="string">
            <text:p>b)</text:p>
          </table:table-cell>
          <table:table-cell office:value-type="string" calcext:value-type="string">
            <text:p>Data referência para contagem de tempo restante com pedágio</text:p>
          </table:table-cell>
          <table:table-cell table:style-name="ce36" office:value-type="date" office:date-value="1998-12-17" calcext:value-type="date">
            <text:p>17/12/1998</text:p>
          </table:table-cell>
        </table:table-row>
        <table:table-row table:style-name="ro1">
          <table:table-cell office:value-type="string" calcext:value-type="string">
            <text:p>c)</text:p>
          </table:table-cell>
          <table:table-cell office:value-type="string" calcext:value-type="string">
            <text:p>Tempo de contribuição até 16.12.1998 (averbado e MPRN)</text:p>
          </table:table-cell>
          <table:table-cell table:style-name="ce37" office:value-type="float" office:value="5553" calcext:value-type="float">
            <text:p>5553</text:p>
          </table:table-cell>
        </table:table-row>
        <table:table-row table:style-name="ro1">
          <table:table-cell office:value-type="string" calcext:value-type="string">
            <text:p>d)</text:p>
          </table:table-cell>
          <table:table-cell office:value-type="string" calcext:value-type="string">
            <text:p>Tempo ficto (17%) - se for Homem</text:p>
          </table:table-cell>
          <table:table-cell table:style-name="ce37" table:formula="of:=17%*[.C6]" office:value-type="float" office:value="944.01" calcext:value-type="float">
            <text:p>944,01</text:p>
          </table:table-cell>
        </table:table-row>
        <table:table-row table:style-name="ro1">
          <table:table-cell office:value-type="string" calcext:value-type="string">
            <text:p>e)</text:p>
          </table:table-cell>
          <table:table-cell office:value-type="string" calcext:value-type="string">
            <text:p>Licença-prêmio anterior a 16.12.1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)</text:p>
          </table:table-cell>
          <table:table-cell office:value-type="string" calcext:value-type="string">
            <text:p>Tempo de contribuição até 16.12.1998 (averbado, ficto e MP)</text:p>
          </table:table-cell>
          <table:table-cell table:style-name="ce38" table:formula="of:=SUM([.C6:.C8])" office:value-type="float" office:value="6497.01" calcext:value-type="float">
            <text:p>6497,01</text:p>
          </table:table-cell>
        </table:table-row>
        <table:table-row table:style-name="ro1">
          <table:table-cell office:value-type="string" calcext:value-type="string">
            <text:p>h)</text:p>
          </table:table-cell>
          <table:table-cell office:value-type="string" calcext:value-type="string">
            <text:p>Tempo restante a partir de 17.12.1998 (a – f)</text:p>
          </table:table-cell>
          <table:table-cell table:formula="of:=([.C4]-[.C10])" office:value-type="float" office:value="6277.99" calcext:value-type="float">
            <text:p>6277,99</text:p>
          </table:table-cell>
        </table:table-row>
        <table:table-row table:style-name="ro1">
          <table:table-cell office:value-type="string" calcext:value-type="string">
            <text:p>i)</text:p>
          </table:table-cell>
          <table:table-cell table:style-name="ce33" office:value-type="string" calcext:value-type="string">
            <text:p>Pedágio sobre tempo restante (20% x h)</text:p>
          </table:table-cell>
          <table:table-cell table:formula="of:=[.C11]*0.2" office:value-type="float" office:value="1255.598" calcext:value-type="float">
            <text:p>1255,598</text:p>
          </table:table-cell>
        </table:table-row>
        <table:table-row table:style-name="ro1">
          <table:table-cell office:value-type="string" calcext:value-type="string">
            <text:p>j)</text:p>
          </table:table-cell>
          <table:table-cell table:style-name="ce33" office:value-type="string" calcext:value-type="string">
            <text:p>Tempo restante para abono de permanência (h + i)</text:p>
          </table:table-cell>
          <table:table-cell table:formula="of:=[.C12]+[.C11]" office:value-type="float" office:value="7533.588" calcext:value-type="float">
            <text:p>7533,588</text:p>
          </table:table-cell>
        </table:table-row>
        <table:table-row table:style-name="ro1">
          <table:table-cell office:value-type="string" calcext:value-type="string">
            <text:p>k)</text:p>
          </table:table-cell>
          <table:table-cell office:value-type="string" calcext:value-type="string">
            <text:p>Tempo total de contribuição para abono de permanência (a + i)</text:p>
          </table:table-cell>
          <table:table-cell table:formula="of:=([.C12]+[.C4])" office:value-type="float" office:value="14030.598" calcext:value-type="float">
            <text:p>14030,59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)</text:p>
          </table:table-cell>
          <table:table-cell office:value-type="string" calcext:value-type="string">
            <text:p>Data de início do abono de permanência</text:p>
          </table:table-cell>
          <table:table-cell table:style-name="ce39" table:formula="of:=[.C5]+[.C13]" office:value-type="date" office:date-value="2019-08-02T14:06:43.2" calcext:value-type="date">
            <text:p>02/08/2019</text:p>
          </table:table-cell>
        </table:table-row>
      </table:table>
      <table:table table:name="Mulher" table:style-name="ta1"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number-columns-repeated="1021" table:default-cell-style-name="Default"/>
        <table:table-row table:style-name="ro1">
          <table:table-cell/>
          <table:table-cell table:style-name="ce34" table:number-columns-spanned="2" table:number-rows-spanned="1"/>
          <table:covered-table-cell/>
          <table:table-cell table:number-columns-repeated="1021"/>
        </table:table-row>
        <table:table-row table:style-name="ro1">
          <table:table-cell table:number-columns-repeated="2"/>
          <table:table-cell table:style-name="ce35"/>
          <table:table-cell table:number-columns-repeated="1021"/>
        </table:table-row>
        <table:table-row table:style-name="ro1">
          <table:table-cell office:value-type="string" calcext:value-type="string">
            <text:p>a)</text:p>
          </table:table-cell>
          <table:table-cell office:value-type="string" calcext:value-type="string">
            <text:p>Tempo de contribuição (em dias)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)</text:p>
          </table:table-cell>
          <table:table-cell office:value-type="string" calcext:value-type="string">
            <text:p>Data referência para contagem de tempo restante com pedágio</text:p>
          </table:table-cell>
          <table:table-cell table:style-name="ce36" office:value-type="date" office:date-value="1998-12-17" calcext:value-type="date">
            <text:p>17/12/19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)</text:p>
          </table:table-cell>
          <table:table-cell office:value-type="string" calcext:value-type="string">
            <text:p>Tempo de contribuição até 16.12.1998 (averbado e MPRN)</text:p>
          </table:table-cell>
          <table:table-cell table:style-name="ce37" office:value-type="float" office:value="5553" calcext:value-type="float">
            <text:p>55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)</text:p>
          </table:table-cell>
          <table:table-cell office:value-type="string" calcext:value-type="string">
            <text:p>Licença-prêmio anterior a 16.12.199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40" table:number-columns-repeated="2"/>
          <table:table-cell table:number-columns-repeated="1021"/>
        </table:table-row>
        <table:table-row table:style-name="ro1">
          <table:table-cell/>
          <table:table-cell table:style-name="ce40"/>
          <table:table-cell table:style-name="ce41"/>
          <table:table-cell table:style-name="ce40" table:number-columns-repeated="1021"/>
        </table:table-row>
        <table:table-row table:style-name="ro1">
          <table:table-cell office:value-type="string" calcext:value-type="string">
            <text:p>e)</text:p>
          </table:table-cell>
          <table:table-cell office:value-type="string" calcext:value-type="string">
            <text:p>Tempo de contribuição até 16.12.1998 (averbado, ficto e MP)</text:p>
          </table:table-cell>
          <table:table-cell table:style-name="ce38" table:formula="of:=SUM([.C5:.C7])" office:value-type="float" office:value="5553" calcext:value-type="float">
            <text:p>5553</text:p>
          </table:table-cell>
          <table:table-cell table:style-name="ce40" table:number-columns-repeated="1021"/>
        </table:table-row>
        <table:table-row table:style-name="ro1">
          <table:table-cell office:value-type="string" calcext:value-type="string">
            <text:p>f)</text:p>
          </table:table-cell>
          <table:table-cell office:value-type="string" calcext:value-type="string">
            <text:p>Tempo restante a partir de 17.12.1998 (a – e)</text:p>
          </table:table-cell>
          <table:table-cell table:formula="of:=[.C3]-[.C9]" office:value-type="float" office:value="5397" calcext:value-type="float">
            <text:p>53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)</text:p>
          </table:table-cell>
          <table:table-cell table:style-name="ce33" office:value-type="string" calcext:value-type="string">
            <text:p>Pedágio sobre tempo restante (20% x f)</text:p>
          </table:table-cell>
          <table:table-cell table:formula="of:=[.C10]*0.2" office:value-type="float" office:value="1079.4" calcext:value-type="float">
            <text:p>1079,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)</text:p>
          </table:table-cell>
          <table:table-cell table:style-name="ce33" office:value-type="string" calcext:value-type="string">
            <text:p>Tempo restante para abono de permanência (f+g)</text:p>
          </table:table-cell>
          <table:table-cell table:formula="of:=[.C11]+[.C10]" office:value-type="float" office:value="6476.4" calcext:value-type="float">
            <text:p>6476,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)</text:p>
          </table:table-cell>
          <table:table-cell office:value-type="string" calcext:value-type="string">
            <text:p>Tempo total de contribuição para abono de permanência (a + g)</text:p>
          </table:table-cell>
          <table:table-cell table:formula="of:=([.C11]+[.C3])" office:value-type="float" office:value="12029.4" calcext:value-type="float">
            <text:p>12029,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)</text:p>
          </table:table-cell>
          <table:table-cell office:value-type="string" calcext:value-type="string">
            <text:p>Data de início do abono de permanência</text:p>
          </table:table-cell>
          <table:table-cell table:style-name="ce39" table:formula="of:=[.C4]+[.C12]" office:value-type="date" office:date-value="2016-09-09T09:36:00" calcext:value-type="date">
            <text:p>09/09/2016</text:p>
          </table:table-cell>
          <table:table-cell table:number-columns-repeated="1021"/>
        </table:table-row>
      </table:table>
      <table:table table:name="Homem integral" table:style-name="ta1"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idade</text:p>
          </table:table-cell>
          <table:table-cell office:value-type="string" calcext:value-type="string">
            <text:p>tem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mem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2775" calcext:value-type="float">
            <text:p>1277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ce48"/>
          <table:table-cell table:number-columns-repeated="6"/>
        </table:table-row>
        <table:table-row table:style-name="ro1">
          <table:table-cell table:style-name="ce42"/>
          <table:table-cell table:style-name="ce13" office:value-type="string" calcext:value-type="string">
            <text:p>idade</text:p>
          </table:table-cell>
          <table:table-cell table:style-name="ce13" office:value-type="string" calcext:value-type="string">
            <text:p>tempo</text:p>
          </table:table-cell>
          <table:table-cell table:style-name="ce42" office:value-type="string" calcext:value-type="string">
            <text:p>data Nascimento</text:p>
          </table:table-cell>
          <table:table-cell table:number-columns-repeated="5"/>
        </table:table-row>
        <table:table-row table:style-name="ro1">
          <table:table-cell table:style-name="ce42" office:value-type="string" calcext:value-type="string">
            <text:p>Hoje</text:p>
          </table:table-cell>
          <table:table-cell table:style-name="ce45" table:formula="of:=((TODAY()-[.D7])-ROUND((TODAY()-[.D7])/365/4))/365" office:value-type="float" office:value="43.8082191780822" calcext:value-type="float">
            <text:p>43,8082191780822</text:p>
          </table:table-cell>
          <table:table-cell table:style-name="ce45" office:value-type="float" office:value="13000" calcext:value-type="float">
            <text:p>13000</text:p>
          </table:table-cell>
          <table:table-cell table:style-name="ce18" office:value-type="date" office:date-value="1977-10-04" calcext:value-type="date">
            <text:p>04/10/1977</text:p>
          </table:table-cell>
          <table:table-cell table:number-columns-repeated="5"/>
        </table:table-row>
        <table:table-row table:style-name="ro1">
          <table:table-cell table:style-name="ce42" office:value-type="string" calcext:value-type="string">
            <text:p>Se atende a idade:</text:p>
          </table:table-cell>
          <table:table-cell table:style-name="ce46" table:formula="of:=IF([.B7]&gt;=[.B2];&quot;atende&quot;;&quot;não atende&quot;)" office:value-type="string" office:string-value="não atende" calcext:value-type="string" table:number-columns-spanned="2" table:number-rows-spanned="1">
            <text:p>não atende</text:p>
          </table:table-cell>
          <table:covered-table-cell table:style-name="ce13"/>
          <table:table-cell table:number-columns-repeated="6"/>
        </table:table-row>
        <table:table-row table:style-name="ro1">
          <table:table-cell table:style-name="ce42" office:value-type="string" calcext:value-type="string">
            <text:p>Se atende o tempo:</text:p>
          </table:table-cell>
          <table:table-cell table:style-name="ce46" table:formula="of:=IF([.C7]&gt;=[.C2];&quot;atende&quot;; &quot;não atende&quot;)" office:value-type="string" office:string-value="atende" calcext:value-type="string" table:number-columns-spanned="2" table:number-rows-spanned="1">
            <text:p>atende</text:p>
          </table:table-cell>
          <table:covered-table-cell table:style-name="ce13"/>
          <table:table-cell table:number-columns-repeated="6"/>
        </table:table-row>
        <table:table-row table:style-name="ro2">
          <table:table-cell table:style-name="ce43" office:value-type="string" calcext:value-type="string">
            <text:p>idade descontando os anos de contribuição a mais.</text:p>
          </table:table-cell>
          <table:table-cell table:style-name="ce16" table:formula="of:=IF([.C7]&gt;=[.C2]; [.C7]-[.C2]; 0)" office:value-type="float" office:value="225" calcext:value-type="float" table:number-columns-spanned="2" table:number-rows-spanned="1">
            <text:p>225</text:p>
          </table:table-cell>
          <table:covered-table-cell table:style-name="ce13"/>
          <table:table-cell/>
          <table:table-cell table:style-name="ce47" table:formula="of:=[.D7]-(IF([.C7]&gt;=[.C2];[.C7]-[.C2];0))" office:value-type="float" office:value="28177" calcext:value-type="float" table:number-columns-spanned="2" table:number-rows-spanned="1">
            <text:p>28177</text:p>
          </table:table-cell>
          <table:covered-table-cell/>
          <table:table-cell/>
          <table:table-cell table:formula="of:=ROUND([.H18];0)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43" office:value-type="string" calcext:value-type="string">
            <text:p>se depois do ajuste atende a idade:</text:p>
          </table:table-cell>
          <table:table-cell table:style-name="ce46" table:formula="of:=IF([.B7]&gt;=[.E10];&quot;atende&quot;;&quot;não atende&quot;)" office:value-type="string" office:string-value="não atende" calcext:value-type="string" table:number-columns-spanned="2" table:number-rows-spanned="1">
            <text:p>não atende</text:p>
          </table:table-cell>
          <table:covered-table-cell table:style-name="ce13"/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table:style-name="ce36" office:value-type="date" office:date-value="1977-10-04" calcext:value-type="date">
            <text:p>04/10/1977</text:p>
          </table:table-cell>
          <table:table-cell/>
          <table:table-cell table:style-name="ce19" office:value-type="date" office:date-value="2021-10-04" calcext:value-type="date">
            <text:p>04/10/21</text:p>
          </table:table-cell>
          <table:table-cell table:formula="of:=YEAR([.F17])" office:value-type="float" office:value="1943" calcext:value-type="float">
            <text:p>1943</text:p>
          </table:table-cell>
          <table:table-cell/>
        </table:table-row>
        <table:table-row table:style-name="ro1">
          <table:table-cell table:number-columns-repeated="4"/>
          <table:table-cell table:style-name="ce36" table:formula="of:=TODAY()" office:value-type="date" office:date-value="2021-07-26" calcext:value-type="date">
            <text:p>26/07/202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DATEDIF([.E16];[.E15];&quot;d&quot;)" office:value-type="string" office:string-value="" calcext:value-type="error">
            <text:p>Erro:502</text:p>
          </table:table-cell>
          <table:table-cell table:formula="of:=[.E16]-[.E15]" office:value-type="float" office:value="16001" calcext:value-type="float">
            <text:p>16001</text:p>
          </table:table-cell>
          <table:table-cell table:formula="of:=[.G15]-[.E15]" office:value-type="float" office:value="16071" calcext:value-type="float">
            <text:p>16071</text:p>
          </table:table-cell>
          <table:table-cell table:formula="of:=((TODAY()-[.D7])-ROUND((TODAY()-[.D7])/365/4))/365" office:value-type="float" office:value="43.8082191780822" calcext:value-type="float">
            <text:p>43,8082191780822</text:p>
          </table:table-cell>
          <table:table-cell office:value-type="string" calcext:value-type="string">
            <text:p>calcula como se fosse 365</text:p>
          </table:table-cell>
        </table:table-row>
        <table:table-row table:style-name="ro1">
          <table:table-cell table:number-columns-repeated="4"/>
          <table:table-cell table:formula="of:=DATEVALUE([.F17])" office:value-type="string" office:string-value="" calcext:value-type="error">
            <text:p>Erro:502</text:p>
          </table:table-cell>
          <table:table-cell/>
          <table:table-cell table:formula="of:=[.F17]/365" office:value-type="float" office:value="43.8383561643836" calcext:value-type="float">
            <text:p>43,8383561643836</text:p>
          </table:table-cell>
          <table:table-cell/>
          <table:table-cell office:value-type="string" calcext:value-type="string">
            <text:p>calcula a qtd de anos bissexto </text:p>
          </table:table-cell>
        </table:table-row>
        <table:table-row table:style-name="ro1">
          <table:table-cell/>
          <table:table-cell table:formula="of:=[.B2]/4"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calcula a qtd menos a qtd de anos bissexto</text:p>
          </table:table-cell>
        </table:table-row>
        <table:table-row table:style-name="ro1">
          <table:table-cell/>
          <table:table-cell table:formula="of:=[.B2]*365-[.B2]/4" office:value-type="float" office:value="21885" calcext:value-type="float">
            <text:p>21885</text:p>
          </table:table-cell>
          <table:table-cell table:number-columns-repeated="6"/>
          <table:table-cell office:value-type="string" calcext:value-type="string">
            <text:p>calcula a idad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[.B2]*365" office:value-type="float" office:value="21900" calcext:value-type="float">
            <text:p>21900</text:p>
          </table:table-cell>
          <table:table-cell table:number-columns-repeated="2"/>
          <table:table-cell table:style-name="ce36" office:value-type="date" office:date-value="1977-10-04" calcext:value-type="date">
            <text:p>04/10/1977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9" table:formula="of:=[.E22]+[.F17]" office:value-type="date" office:date-value="2021-07-26" calcext:value-type="date">
            <text:p>26/07/21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style-name="ce19" office:value-type="date" office:date-value="1961-07-26" calcext:value-type="date">
            <text:p>26/07/6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9" table:formula="of:=[.D26]+[.B20]" office:value-type="date" office:date-value="2021-06-26" calcext:value-type="date">
            <text:p>26/06/2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27]-[.D26]" office:value-type="float" office:value="21885" calcext:value-type="float">
            <text:p>2188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((TODAY()-[.D28])-ROUND((TODAY()-[.D28])/365/4))/365" office:value-type="float" office:value="61.6520547945205" calcext:value-type="float">
            <text:p>61,6520547945205</text:p>
          </table:table-cell>
          <table:table-cell table:number-columns-repeated="5"/>
        </table:table-row>
      </table:table>
      <table:table table:name="Mulher integral" table:style-name="ta1">
        <table:table-column table:style-name="co6" table:number-columns-repeated="2" table:default-cell-style-name="Default"/>
        <table:table-column table:style-name="co6" table:default-cell-style-name="ce13"/>
        <table:table-row table:style-name="ro1">
          <table:table-cell/>
          <table:table-cell office:value-type="string" calcext:value-type="string">
            <text:p>idade</text:p>
          </table:table-cell>
          <table:table-cell table:style-name="Default"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Homem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2"/>
          <table:table-cell table:style-name="ce48"/>
        </table:table-row>
        <table:table-row table:style-name="ro1">
          <table:table-cell table:style-name="ce42"/>
          <table:table-cell table:style-name="ce13" office:value-type="string" calcext:value-type="string">
            <text:p>idade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style-name="ce42" office:value-type="string" calcext:value-type="string">
            <text:p>Hoje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40" calcext:value-type="float">
            <text:p>40</text:p>
          </table:table-cell>
        </table:table-row>
        <table:table-row table:style-name="ro1">
          <table:table-cell table:style-name="ce42" office:value-type="string" calcext:value-type="string">
            <text:p>Se atende a idade:</text:p>
          </table:table-cell>
          <table:table-cell table:style-name="ce46" table:formula="of:=IF([.B7]&gt;=[.B2];&quot;atende&quot;;&quot;não atende&quot;)" office:value-type="string" office:string-value="não atende" calcext:value-type="string" table:number-columns-spanned="2" table:number-rows-spanned="1">
            <text:p>não atende</text:p>
          </table:table-cell>
          <table:covered-table-cell/>
        </table:table-row>
        <table:table-row table:style-name="ro1">
          <table:table-cell table:style-name="ce42" office:value-type="string" calcext:value-type="string">
            <text:p>Se atende o tempo:</text:p>
          </table:table-cell>
          <table:table-cell table:style-name="ce46" table:formula="of:=IF([.C7]&gt;=[.C2];&quot;atende&quot;; &quot;não atende&quot;)" office:value-type="string" office:string-value="atende" calcext:value-type="string" table:number-columns-spanned="2" table:number-rows-spanned="1">
            <text:p>atende</text:p>
          </table:table-cell>
          <table:covered-table-cell/>
        </table:table-row>
        <table:table-row table:style-name="ro4">
          <table:table-cell table:style-name="ce43" office:value-type="string" calcext:value-type="string">
            <text:p>idade descontando os anos de contribuição a mais.</text:p>
          </table:table-cell>
          <table:table-cell table:style-name="ce47" table:formula="of:=[.B2]-(IF([.C7]&gt;=[.C2];[.C7]-[.C2];0))" office:value-type="float" office:value="45" calcext:value-type="float" table:number-columns-spanned="2" table:number-rows-spanned="1">
            <text:p>45</text:p>
          </table:table-cell>
          <table:covered-table-cell/>
        </table:table-row>
        <table:table-row table:style-name="ro2">
          <table:table-cell table:style-name="ce43" office:value-type="string" calcext:value-type="string">
            <text:p>se depois do ajuste atende a idade:</text:p>
          </table:table-cell>
          <table:table-cell table:style-name="ce46" table:formula="of:=IF([.B7]&gt;=[.B10];&quot;atende&quot;;&quot;não atende&quot;)" office:value-type="string" office:string-value="atende" calcext:value-type="string" table:number-columns-spanned="2" table:number-rows-spanned="1">
            <text:p>atende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 style:data-style-name="N2" text:time-value="15:33:31.28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9T11:19:26.937000000</meta:creation-date>
    <dc:date>2021-07-26T17:41:38.191000000</dc:date>
    <meta:editing-duration>PT2H51M39S</meta:editing-duration>
    <meta:editing-cycles>29</meta:editing-cycles>
    <meta:generator>LibreOffice/6.2.8.2$Windows_X86_64 LibreOffice_project/f82ddfca21ebc1e222a662a32b25c0c9d20169ee</meta:generator>
    <meta:document-statistic meta:table-count="5" meta:cell-count="156" meta:object-count="0"/>
  </office:meta>
</office:document-meta>
</file>